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 Mono" svg:font-family="'DejaVu Sans Mono'" style:font-adornments="Bold" style:font-family-generic="modern" style:font-pitch="fixed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horsTable" style:family="table">
      <style:table-properties style:width="17.013cm" fo:margin-left="0cm" table:align="left"/>
    </style:style>
    <style:style style:name="AuthorsTable.A" style:family="table-column">
      <style:table-column-properties style:column-width="3.598cm"/>
    </style:style>
    <style:style style:name="AuthorsTable.B" style:family="table-column">
      <style:table-column-properties style:column-width="2.99cm"/>
    </style:style>
    <style:style style:name="AuthorsTable.C" style:family="table-column">
      <style:table-column-properties style:column-width="4.419cm"/>
    </style:style>
    <style:style style:name="AuthorsTable.D" style:family="table-column">
      <style:table-column-properties style:column-width="6.006cm"/>
    </style:style>
    <style:style style:name="AuthorsTable.A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AuthorsTable.D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AuthorsTable.A2" style:family="table-cell">
      <style:table-cell-properties fo:padding="0.097cm" fo:border-left="0.05pt solid #000000" fo:border-right="none" fo:border-top="none" fo:border-bottom="0.05pt solid #000000"/>
    </style:style>
    <style:style style:name="AuthorsTable.B2" style:family="table-cell">
      <style:table-cell-properties fo:padding="0.097cm" fo:border-left="0.05pt solid #000000" fo:border-right="none" fo:border-top="none" fo:border-bottom="0.05pt solid #000000"/>
    </style:style>
    <style:style style:name="AuthorsTable.C2" style:family="table-cell">
      <style:table-cell-properties fo:padding="0.097cm" fo:border-left="0.05pt solid #000000" fo:border-right="none" fo:border-top="none" fo:border-bottom="0.05pt solid #000000"/>
    </style:style>
    <style:style style:name="Authors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AuthorsTable.A3" style:family="table-cell">
      <style:table-cell-properties fo:padding="0.097cm" fo:border-left="0.05pt solid #000000" fo:border-right="none" fo:border-top="none" fo:border-bottom="0.05pt solid #000000"/>
    </style:style>
    <style:style style:name="AuthorsTable.B3" style:family="table-cell">
      <style:table-cell-properties fo:padding="0.097cm" fo:border-left="0.05pt solid #000000" fo:border-right="none" fo:border-top="none" fo:border-bottom="0.05pt solid #000000"/>
    </style:style>
    <style:style style:name="AuthorsTable.C3" style:family="table-cell">
      <style:table-cell-properties fo:padding="0.097cm" fo:border-left="0.05pt solid #000000" fo:border-right="none" fo:border-top="none" fo:border-bottom="0.05pt solid #000000"/>
    </style:style>
    <style:style style:name="AuthorsTable.D3" style:family="table-cell">
      <style:table-cell-properties fo:padding="0.097cm" fo:border-left="0.05pt solid #000000" fo:border-right="0.05pt solid #000000" fo:border-top="none" fo:border-bottom="0.05pt solid #000000"/>
    </style:style>
    <style:style style:name="AuthorsTable.A4" style:family="table-cell">
      <style:table-cell-properties fo:padding="0.097cm" fo:border-left="0.05pt solid #000000" fo:border-right="none" fo:border-top="none" fo:border-bottom="0.05pt solid #000000"/>
    </style:style>
    <style:style style:name="AuthorsTable.B4" style:family="table-cell">
      <style:table-cell-properties fo:padding="0.097cm" fo:border-left="0.05pt solid #000000" fo:border-right="none" fo:border-top="none" fo:border-bottom="0.05pt solid #000000"/>
    </style:style>
    <style:style style:name="AuthorsTable.C4" style:family="table-cell">
      <style:table-cell-properties fo:padding="0.097cm" fo:border-left="0.05pt solid #000000" fo:border-right="none" fo:border-top="none" fo:border-bottom="0.05pt solid #000000"/>
    </style:style>
    <style:style style:name="AuthorsTable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6.006cm"/>
    </style:style>
    <style:style style:name="Table1.A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D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4.419cm"/>
    </style:style>
    <style:style style:name="Table2.D" style:family="table-column">
      <style:table-column-properties style:column-width="6.006cm"/>
    </style:style>
    <style:style style:name="Table2.A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1380" officeooo:paragraph-rsid="00101380"/>
    </style:style>
    <style:style style:name="P2" style:family="paragraph" style:parent-style-name="Text_20_body">
      <style:text-properties officeooo:rsid="00101380" officeooo:paragraph-rsid="0011cd0f"/>
    </style:style>
    <style:style style:name="P3" style:family="paragraph" style:parent-style-name="Text_20_body">
      <style:text-properties officeooo:rsid="001499c5" officeooo:paragraph-rsid="001499c5"/>
    </style:style>
    <style:style style:name="P4" style:family="paragraph" style:parent-style-name="Text_20_body">
      <style:text-properties officeooo:rsid="00175f43" officeooo:paragraph-rsid="00175f43"/>
    </style:style>
    <style:style style:name="P5" style:family="paragraph" style:parent-style-name="Text_20_body">
      <style:text-properties officeooo:rsid="0017aea9" officeooo:paragraph-rsid="0017aea9"/>
    </style:style>
    <style:style style:name="P6" style:family="paragraph" style:parent-style-name="Text_20_body">
      <style:text-properties officeooo:rsid="0011cd0f" officeooo:paragraph-rsid="00136cdc"/>
    </style:style>
    <style:style style:name="P7" style:family="paragraph" style:parent-style-name="Text_20_body">
      <style:text-properties officeooo:rsid="00136cdc" officeooo:paragraph-rsid="00136cdc"/>
    </style:style>
    <style:style style:name="P8" style:family="paragraph" style:parent-style-name="Text_20_body">
      <style:text-properties officeooo:rsid="0013b9b6" officeooo:paragraph-rsid="0013b9b6"/>
    </style:style>
    <style:style style:name="P9" style:family="paragraph" style:parent-style-name="Text_20_body">
      <style:text-properties officeooo:rsid="001968a3" officeooo:paragraph-rsid="001968a3"/>
    </style:style>
    <style:style style:name="P10" style:family="paragraph" style:parent-style-name="Subtitle">
      <style:text-properties officeooo:rsid="00101380" officeooo:paragraph-rsid="00101380"/>
    </style:style>
    <style:style style:name="P11" style:family="paragraph" style:parent-style-name="Table_20_Contents">
      <style:text-properties officeooo:rsid="0017aea9" officeooo:paragraph-rsid="0017aea9"/>
    </style:style>
    <style:style style:name="P12" style:family="paragraph" style:parent-style-name="Table_20_Contents">
      <style:text-properties officeooo:rsid="0017aea9" officeooo:paragraph-rsid="001968a3"/>
    </style:style>
    <style:style style:name="P13" style:family="paragraph" style:parent-style-name="Table_20_Contents">
      <style:text-properties officeooo:rsid="0017aea9" officeooo:paragraph-rsid="001aaf4b"/>
    </style:style>
    <style:style style:name="P14" style:family="paragraph" style:parent-style-name="Table_20_Contents">
      <style:text-properties officeooo:paragraph-rsid="001968a3"/>
    </style:style>
    <style:style style:name="P15" style:family="paragraph" style:parent-style-name="Table_20_Contents">
      <style:text-properties officeooo:rsid="001968a3" officeooo:paragraph-rsid="001968a3"/>
    </style:style>
    <style:style style:name="P16" style:family="paragraph" style:parent-style-name="Table_20_Contents">
      <style:text-properties officeooo:paragraph-rsid="001aaf4b"/>
    </style:style>
    <style:style style:name="P17" style:family="paragraph" style:parent-style-name="Table_20_Contents">
      <style:text-properties officeooo:rsid="001aaf4b" officeooo:paragraph-rsid="001aaf4b"/>
    </style:style>
    <style:style style:name="P18" style:family="paragraph" style:parent-style-name="List_20_1">
      <style:text-properties officeooo:paragraph-rsid="00101380"/>
    </style:style>
    <style:style style:name="P19" style:family="paragraph" style:parent-style-name="List_20_1">
      <style:text-properties officeooo:rsid="00101380" officeooo:paragraph-rsid="00101380"/>
    </style:style>
    <style:style style:name="P20" style:family="paragraph" style:parent-style-name="Coding">
      <style:text-properties officeooo:paragraph-rsid="0014e6ec"/>
    </style:style>
    <style:style style:name="P21" style:family="paragraph" style:parent-style-name="Coding">
      <style:text-properties officeooo:rsid="0014e6ec" officeooo:paragraph-rsid="0014e6ec"/>
    </style:style>
    <style:style style:name="P22" style:family="paragraph" style:parent-style-name="Coding">
      <style:text-properties officeooo:rsid="0014e6ec" officeooo:paragraph-rsid="001613a4"/>
    </style:style>
    <style:style style:name="P23" style:family="paragraph" style:parent-style-name="Coding">
      <style:text-properties officeooo:rsid="001613a4" officeooo:paragraph-rsid="001613a4"/>
    </style:style>
    <style:style style:name="P24" style:family="paragraph" style:parent-style-name="Coding">
      <style:text-properties officeooo:rsid="00175f43" officeooo:paragraph-rsid="00175f43"/>
    </style:style>
    <style:style style:name="P25" style:family="paragraph" style:parent-style-name="Standard">
      <style:text-properties officeooo:paragraph-rsid="001968a3"/>
    </style:style>
    <style:style style:name="P26" style:family="paragraph" style:parent-style-name="Standard">
      <style:text-properties officeooo:rsid="001aaf4b" officeooo:paragraph-rsid="001aaf4b"/>
    </style:style>
    <style:style style:name="P27" style:family="paragraph" style:parent-style-name="Standard">
      <style:text-properties officeooo:paragraph-rsid="001aaf4b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13b9b6" officeooo:paragraph-rsid="0013b9b6"/>
    </style:style>
    <style:style style:name="P31" style:family="paragraph" style:parent-style-name="Heading_20_1">
      <style:paragraph-properties fo:break-before="page"/>
      <style:text-properties officeooo:rsid="00101380" officeooo:paragraph-rsid="00101380"/>
    </style:style>
    <style:style style:name="P32" style:family="paragraph" style:parent-style-name="List_20_1" style:list-style-name="L4"/>
    <style:style style:name="P33" style:family="paragraph" style:parent-style-name="List_20_1" style:list-style-name="L4">
      <style:text-properties officeooo:rsid="00101380" officeooo:paragraph-rsid="00101380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cd0f"/>
    </style:style>
    <style:style style:name="T2" style:family="text">
      <style:text-properties officeooo:rsid="0014e6ec"/>
    </style:style>
    <style:style style:name="T3" style:family="text">
      <style:text-properties officeooo:rsid="001613a4"/>
    </style:style>
    <style:style style:name="T4" style:family="text">
      <style:text-properties officeooo:rsid="00175f43"/>
    </style:style>
    <style:style style:name="T5" style:family="text">
      <style:text-properties officeooo:rsid="0017aea9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ltActive</text:p>
      <text:p text:style-name="P10">Un'applicazione per gestire la tua collezione di libri, musica e articol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241_386422294">Funzionalità dell'applicazione<text:tab/>2</text:a></text:p>
          <text:p text:style-name="P28"><text:a xlink:type="simple" xlink:href="#__RefHeading__243_386422294">Struttura di navigazione<text:tab/>2</text:a></text:p>
          <text:p text:style-name="P28"><text:a xlink:type="simple" xlink:href="#__RefHeading__245_386422294">Analisi tecnica<text:tab/>2</text:a></text:p>
          <text:p text:style-name="P29"><text:a xlink:type="simple" xlink:href="#__RefHeading__247_386422294">Oggetti dell'applicazione<text:tab/>2</text:a></text:p>
          <text:p text:style-name="P29"><text:a xlink:type="simple" xlink:href="#__RefHeading__249_386422294">Struttura database<text:tab/>4</text:a></text:p>
        </text:index-body>
      </text:table-of-content>
      <text:p text:style-name="P1"/>
      <text:h text:style-name="P31" text:outline-level="1"><text:bookmark-start text:name="__RefHeading__241_386422294"/>Funzionalità dell'applicazione<text:bookmark-end text:name="__RefHeading__241_386422294"/></text:h>
      <text:p text:style-name="P1">L'applicazione permetterà di registrare, catalogare e valutare la propria collezione di attività culturali. Verrà consentito di registrare:</text:p>
      <text:list xml:id="list615394453229160100" text:style-name="L4">
        <text:list-item>
          <text:p text:style-name="P32">Libri</text:p>
        </text:list-item>
        <text:list-item>
          <text:p text:style-name="P33">Articoli di giornali, riviste, ecc</text:p>
        </text:list-item>
        <text:list-item>
          <text:p text:style-name="P33">Musica</text:p>
        </text:list-item>
        <text:list-item>
          <text:p text:style-name="P33">Film e programmi radiotelevisivi in generale</text:p>
        </text:list-item>
      </text:list>
      <text:p text:style-name="P18"/>
      <text:p text:style-name="P19">Ma sarà consentito all'utente di aggiungere altri tipi di oggetti<office:annotation><dc:creator>Roberto Gatti</dc:creator><dc:date>2015-06-13T14:43:14</dc:date><text:list text:style-name=""><text:list-item><text:p text:style-name="P34"><text:span text:style-name="T6">Da capire.</text:span></text:p></text:list-item></text:list></office:annotation>.</text:p>
      <text:p text:style-name="P19"/>
      <text:h text:style-name="Heading_20_1" text:outline-level="1"><text:bookmark-start text:name="__RefHeading__243_386422294"/>Struttura di navigazione<text:bookmark-end text:name="__RefHeading__243_386422294"/></text:h>
      <text:p text:style-name="P2">L'applicazione mostrerà in fase di start uno splashscreen e al termine del caricamento dei dati di avvio verrà mostrata una schermata generica con la lista di oggetti <text:span text:style-name="T1">recentemente inserita e una loro preview. Nel menu in basso a destra</text:span><text:span text:style-name="T1"><office:annotation><dc:creator>Roberto Gatti</dc:creator><dc:date>2015-06-13T14:49:21</dc:date><text:list text:continue-numbering="true" text:style-name=""><text:list-item><text:p text:style-name="P34"><text:span text:style-name="T6">L'idea è quella di usare il material design, quindi in basso a destra ho la matitina...</text:span></text:p></text:list-item></text:list></office:annotation></text:span><text:span text:style-name="T1"> verranno inserite le voci di aggiunta di un nuovo oggetto o di ricerca. </text:span></text:p>
      <text:p text:style-name="P6">Col trascinamento dal bordo sinistro è possibile aprire un menu con diverse voci tra cui le impostazioni generali dell'applicazione e altre informazioni generali dell'applicazione.</text:p>
      <text:p text:style-name="P7">Per la ricerca verrà messa a disposizione un'activity, suddivisa in due parti: una con I filtri da inserire (che cambieranno in base al tipo oggetto da ricercare), e una con I risultati della ricerca. Qualora venissero trovati risultati, la parte con I filtri dovrà automaticamente nascondersi, dando comunque la possibilità di essere riaperta. Dovranno essere presenti dei criteri di ordinamento.</text:p>
      <text:p text:style-name="P7">Per l'inserimento invece, l'activity sarà la stessa della ricerca.</text:p>
      <text:h text:style-name="P30" text:outline-level="1"><text:bookmark-start text:name="__RefHeading__245_386422294"/>Analisi tecnica<text:bookmark-end text:name="__RefHeading__245_386422294"/></text:h>
      <text:h text:style-name="Heading_20_2" text:outline-level="2"><text:bookmark-start text:name="__RefHeading__247_386422294"/>Oggetti dell'applicazione<office:annotation><dc:creator>Roberto Gatti</dc:creator><dc:date>2015-06-13T15:44:25</dc:date><text:list text:continue-numbering="true" text:style-name=""><text:list-item><text:p text:style-name="P34"><text:span text:style-name="T6">Brainstorming version!</text:span></text:p></text:list-item></text:list></office:annotation><text:bookmark-end text:name="__RefHeading__247_386422294"/></text:h>
      <text:p text:style-name="P3">Sostanzialmente si avrà un oggetto base astratto, dotato di una serie di autori (almeno uno), un punteggio, un titolo ed una serie di note. Poi, ogni tipologia di oggetto avrà I suoi specifici campi. </text:p>
      <text:p text:style-name="P5">Per quanto riguarda gli autori, si avrà una classe astratta</text:p>
      <text:p text:style-name="Coding">AuthorBean { <text:s/>} </text:p>
      <text:p text:style-name="P3">che rappresenta un autore. <text:span text:style-name="T2">Questo può essere una singola persona od un gruppo di persone, rispettivamente rappresentate dalle due sottoclassi</text:span>:</text:p>
      <text:p text:style-name="Coding"><text:soft-page-break/>PersonBean { Name, Surname } </text:p>
      <text:p text:style-name="Coding">GroupBean { List&lt;<text:span text:style-name="T4">Person</text:span>Bean&gt;, <text:span text:style-name="T4">YearBorn</text:span> <text:s/>}</text:p>
      <text:p text:style-name="P3">ed eventualmente in fase di valutazione sarà possibile inserire nuovi elementi del gruppo e impostare tra tutti quali fossero realmente I membri in quel momento. Sia ai gruppi che ai singoli autori sarà possibile associare una serie di note. </text:p>
      <text:p text:style-name="P3">Ci sarà naturalmente un oggetto, astratto, che identifica “l'opera”:</text:p>
      <text:p text:style-name="Coding">OperaBean { OperaType, Name, Rating, <text:span text:style-name="T4">Attached, AuthorBean</text:span> }</text:p>
      <text:p text:style-name="P3">che sarà estendibile dagli oggetti reali. <text:span text:style-name="T4">Il campo attached conterrà eventuali immagini a supporto dell'opera.</text:span> Di default saranno creati I seguenti:</text:p>
      <text:p text:style-name="P20">OperaFilmBean</text:p>
      <text:p text:style-name="P20">{ </text:p>
      <text:p text:style-name="P20"><text:s text:c="4"/><text:span text:style-name="T2">OperType</text:span> = OperaType.FILM, </text:p>
      <text:p text:style-name="P21"><text:s text:c="4"/>Director [AuthorBean],</text:p>
      <text:p text:style-name="P20"><text:s text:c="4"/>...</text:p>
      <text:p text:style-name="P21">}</text:p>
      <text:p text:style-name="P21"/>
      <text:p text:style-name="P21">OperaMusicSongBean</text:p>
      <text:p text:style-name="P21">{</text:p>
      <text:p text:style-name="P21"><text:tab/>Opera<text:span text:style-name="T3">Type = OperaType.MUSIC_SONG</text:span></text:p>
      <text:p text:style-name="P22"><text:tab/><text:span text:style-name="T3">Title</text:span></text:p>
      <text:p text:style-name="P21"><text:tab/><text:span text:style-name="T3">Time</text:span></text:p>
      <text:p text:style-name="P21"><text:tab/><text:span text:style-name="T3">Genre</text:span></text:p>
      <text:p text:style-name="P21"><text:tab/><text:span text:style-name="T3">Lyric</text:span></text:p>
      <text:p text:style-name="P21">}</text:p>
      <text:p text:style-name="P21"/>
      <text:p text:style-name="P23">OperaMusicAlbumBean</text:p>
      <text:p text:style-name="P23">{</text:p>
      <text:p text:style-name="P23"><text:tab/>OperaType = OperaType.MUSIC_ALBUM</text:p>
      <text:p text:style-name="P23"><text:tab/>Title</text:p>
      <text:p text:style-name="P23"><text:tab/>Producer</text:p>
      <text:p text:style-name="P23"><text:tab/>Time</text:p>
      <text:p text:style-name="P23"><text:tab/>Genre</text:p>
      <text:p text:style-name="P23">}</text:p>
      <text:p text:style-name="P23"/>
      <text:p text:style-name="P24">OperaArticleBean</text:p>
      <text:p text:style-name="P24">{</text:p>
      <text:p text:style-name="P24"><text:tab/>OperaType = OperaType.ARTICLE</text:p>
      <text:p text:style-name="P24"><text:tab/>Genre</text:p>
      <text:p text:style-name="P24"><text:tab/>Title</text:p>
      <text:p text:style-name="P24"><text:tab/>Link<text:tab/></text:p>
      <text:p text:style-name="P24">}</text:p>
      <text:p text:style-name="P24"/>
      <text:p text:style-name="P4">In aggiunta a queste classi ce ne saranno alcune di utilità. Saranno quindi presenti:</text:p>
      <text:p text:style-name="Coding">BaseCABean { Id, Note<text:span text:style-name="T5">s</text:span>List }</text:p>
      <text:p text:style-name="P5">oggetto base dell'applicazione da cui tutti gli altri bean erediteranno. È naturalmente un oggetto astratto. Per quanto riguarda le note, esse saranno rappresentate dalla classe:</text:p>
      <text:p text:style-name="Coding"><text:soft-page-break/>NoteBean { Id, Text }</text:p>
      <text:h text:style-name="Heading_20_2" text:outline-level="2"><text:bookmark-start text:name="__RefHeading__249_386422294"/>Struttura database<text:bookmark-end text:name="__RefHeading__249_386422294"/></text:h>
      <text:p text:style-name="P8">Il database sarà strutturato con una serie di tabelle, ciascuna per una tipologia di oggetto. <text:span text:style-name="T5">Così per gli oggetti si avrà la struttura tabellare seguente:</text:span></text:p>
      <text:h text:style-name="Heading_20_3" text:outline-level="3">Tabelle autori</text:h>
      <text:p text:style-name="P9">Per gli autori sono definite tre tabelle. Una relativa agli autori nominali:</text:p>
      <table:table table:name="AuthorsTable" table:style-name="AuthorsTable">
        <table:table-column table:style-name="AuthorsTable.A"/>
        <table:table-column table:style-name="AuthorsTable.B"/>
        <table:table-column table:style-name="AuthorsTable.C"/>
        <table:table-column table:style-name="AuthorsTable.D"/>
        <table:table-row>
          <table:table-cell table:style-name="AuthorsTable.A1" office:value-type="string">
            <text:p text:style-name="P11">NOME CAMPO</text:p>
          </table:table-cell>
          <table:table-cell table:style-name="AuthorsTable.A1" office:value-type="string">
            <text:p text:style-name="P11">TIPO CAMPO</text:p>
          </table:table-cell>
          <table:table-cell table:style-name="AuthorsTable.A1" office:value-type="string">
            <text:p text:style-name="P11">FLAG</text:p>
          </table:table-cell>
          <table:table-cell table:style-name="AuthorsTable.D1" office:value-type="string">
            <text:p text:style-name="P11">NOTE</text:p>
          </table:table-cell>
        </table:table-row>
        <table:table-row>
          <table:table-cell table:style-name="AuthorsTable.A4" office:value-type="string">
            <text:p text:style-name="P11">ID</text:p>
          </table:table-cell>
          <table:table-cell table:style-name="AuthorsTable.B4" office:value-type="string">
            <text:p text:style-name="P11">Int</text:p>
          </table:table-cell>
          <table:table-cell table:style-name="AuthorsTable.C4" office:value-type="string">
            <text:p text:style-name="P11">Pk, serial</text:p>
          </table:table-cell>
          <table:table-cell table:style-name="AuthorsTable.D4" office:value-type="string">
            <text:p text:style-name="P11">Id univoco</text:p>
          </table:table-cell>
        </table:table-row>
        <table:table-row>
          <table:table-cell table:style-name="AuthorsTable.A4" office:value-type="string">
            <text:p text:style-name="P11">NAME</text:p>
          </table:table-cell>
          <table:table-cell table:style-name="AuthorsTable.B4" office:value-type="string">
            <text:p text:style-name="P11">String</text:p>
          </table:table-cell>
          <table:table-cell table:style-name="AuthorsTable.C4" office:value-type="string">
            <text:p text:style-name="Table_20_Contents"/>
          </table:table-cell>
          <table:table-cell table:style-name="AuthorsTable.D4" office:value-type="string">
            <text:p text:style-name="Table_20_Contents"/>
          </table:table-cell>
        </table:table-row>
        <table:table-row>
          <table:table-cell table:style-name="AuthorsTable.A4" office:value-type="string">
            <text:p text:style-name="P11">SURNAME</text:p>
          </table:table-cell>
          <table:table-cell table:style-name="AuthorsTable.B4" office:value-type="string">
            <text:p text:style-name="P11">String</text:p>
          </table:table-cell>
          <table:table-cell table:style-name="AuthorsTable.C4" office:value-type="string">
            <text:p text:style-name="Table_20_Contents"/>
          </table:table-cell>
          <table:table-cell table:style-name="AuthorsTable.D4" office:value-type="string">
            <text:p text:style-name="Table_20_Contents"/>
          </table:table-cell>
        </table:table-row>
      </table:table>
      <text:p text:style-name="Standard"/>
      <text:p text:style-name="P9">Una relativa ai gruppi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NOME CAMPO</text:p>
          </table:table-cell>
          <table:table-cell table:style-name="Table1.A1" office:value-type="string">
            <text:p text:style-name="P12">TIPO CAMPO</text:p>
          </table:table-cell>
          <table:table-cell table:style-name="Table1.A1" office:value-type="string">
            <text:p text:style-name="P12">FLAG</text:p>
          </table:table-cell>
          <table:table-cell table:style-name="Table1.D1" office:value-type="string">
            <text:p text:style-name="P12">NOTE</text:p>
          </table:table-cell>
        </table:table-row>
        <table:table-row>
          <table:table-cell table:style-name="Table1.A4" office:value-type="string">
            <text:p text:style-name="P12">ID</text:p>
          </table:table-cell>
          <table:table-cell table:style-name="Table1.B4" office:value-type="string">
            <text:p text:style-name="P12">Intero</text:p>
          </table:table-cell>
          <table:table-cell table:style-name="Table1.C4" office:value-type="string">
            <text:p text:style-name="P12">Pk, serial</text:p>
          </table:table-cell>
          <table:table-cell table:style-name="Table1.D4" office:value-type="string">
            <text:p text:style-name="P12">Id univoco</text:p>
          </table:table-cell>
        </table:table-row>
        <table:table-row>
          <table:table-cell table:style-name="Table1.A4" office:value-type="string">
            <text:p text:style-name="P12">NAME</text:p>
          </table:table-cell>
          <table:table-cell table:style-name="Table1.B4" office:value-type="string">
            <text:p text:style-name="P12">String</text:p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5">YEAR</text:p>
          </table:table-cell>
          <table:table-cell table:style-name="Table1.B4" office:value-type="string">
            <text:p text:style-name="P15">Int</text:p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</table:table>
      <text:p text:style-name="P25"/>
      <text:p text:style-name="P26">E una che registra le relazioni tra gli autori singoli e gli eventuali gruppi: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NOME CAMPO</text:p>
          </table:table-cell>
          <table:table-cell table:style-name="Table2.A1" office:value-type="string">
            <text:p text:style-name="P13">TIPO CAMPO</text:p>
          </table:table-cell>
          <table:table-cell table:style-name="Table2.A1" office:value-type="string">
            <text:p text:style-name="P13">FLAG</text:p>
          </table:table-cell>
          <table:table-cell table:style-name="Table2.D1" office:value-type="string">
            <text:p text:style-name="P13">NOTE</text:p>
          </table:table-cell>
        </table:table-row>
        <table:table-row>
          <table:table-cell table:style-name="Table2.A4" office:value-type="string">
            <text:p text:style-name="P13">ID</text:p>
          </table:table-cell>
          <table:table-cell table:style-name="Table2.B4" office:value-type="string">
            <text:p text:style-name="P13">Int</text:p>
          </table:table-cell>
          <table:table-cell table:style-name="Table2.C4" office:value-type="string">
            <text:p text:style-name="P13">Pk, serial</text:p>
          </table:table-cell>
          <table:table-cell table:style-name="Table2.D4" office:value-type="string">
            <text:p text:style-name="P13">Id univoco degli oggetti</text:p>
          </table:table-cell>
        </table:table-row>
        <table:table-row>
          <table:table-cell table:style-name="Table2.A4" office:value-type="string">
            <text:p text:style-name="P17">A_ID</text:p>
          </table:table-cell>
          <table:table-cell table:style-name="Table2.B4" office:value-type="string">
            <text:p text:style-name="P17">Int</text:p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</table:table-row>
        <table:table-row>
          <table:table-cell table:style-name="Table2.A4" office:value-type="string">
            <text:p text:style-name="P17">G_ID</text:p>
          </table:table-cell>
          <table:table-cell table:style-name="Table2.B4" office:value-type="string">
            <text:p text:style-name="P17">Int</text:p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 Mono" svg:font-family="'DejaVu Sans Mono'" style:font-adornments="Bold" style:font-family-generic="modern" style:font-pitch="fixed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, Tahoma, 'Arial Unicode MS', 'Lucida Sans Unicode', 'DejaVu Sans', 'Albany AMT', Albany, Arial, 'Nimbus Sans L', 'Interface User', Geneva, Dialog, Lucida, Helvetica, Helmet, 'Interface System', '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URW Palladio L" fo:font-family="'URW Palladio L'" style:font-style-name="Roman" style:font-pitch="variable" fo:font-weight="normal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.423cm" fo:margin-bottom="0.212cm" style:contextual-spacing="false" style:page-number="auto" fo:keep-with-next="always"/>
      <style:text-properties style:font-name="URW Palladio L" fo:font-family="'URW Palladio L'" style:font-style-name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variant="small-caps" fo:font-size="28pt" fo:text-shadow="1pt 1pt" style:text-underline-style="solid" style:text-underline-width="bold" style:text-underline-color="#1c1c1c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808080" fo:font-size="13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4cm" fo:margin-right="0cm" fo:margin-top="0cm" fo:margin-bottom="0cm" style:contextual-spacing="true" fo:line-height="100%" fo:text-indent="-0.6cm" style:auto-text-indent="false">
        <style:tab-stops/>
      </style:paragraph-properties>
    </style:style>
    <style:style style:name="Coding" style:family="paragraph" style:parent-style-name="Text_20_body" style:class="text">
      <style:paragraph-properties fo:margin-top="0.199cm" fo:margin-bottom="0.4cm" style:contextual-spacing="true" fo:line-height="100%" fo:text-align="start" style:justify-single-word="false">
        <style:tab-stops/>
      </style:paragraph-properties>
      <style:text-properties style:font-name="DejaVu Sans Mono" fo:font-family="'DejaVu Sans Mono'" style:font-style-name="Bold" style:font-family-generic="modern" style:font-pitch="fixed" fo:font-size="10.5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Gatti</meta:initial-creator>
    <meta:creation-date>2015-06-13T14:29:10.603392721</meta:creation-date>
    <dc:date>2015-06-14T22:12:18.819650144</dc:date>
    <dc:creator>Roberto Gatti</dc:creator>
    <meta:editing-duration>PT2H12M17S</meta:editing-duration>
    <meta:editing-cycles>9</meta:editing-cycles>
    <meta:generator>LibreOffice/4.2.6.2$Linux_X86_64 LibreOffice_project/420m0$Build-2</meta:generator>
    <meta:document-statistic meta:table-count="3" meta:image-count="0" meta:object-count="0" meta:page-count="4" meta:paragraph-count="107" meta:word-count="579" meta:character-count="3778" meta:non-whitespace-character-count="3274"/>
  </office:meta>
</office:document-meta>
</file>